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fo:line-height="100%" style:text-autospace="none"/>
      <style:text-properties style:font-name="Calibri" fo:font-size="11pt" fo:language="zxx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" style:family="paragraph" style:parent-style-name="Standard">
      <style:paragraph-properties fo:margin-top="0cm" fo:margin-bottom="0.212cm" fo:line-height="100%" style:text-autospace="none"/>
      <style:text-properties style:font-name="Times New Roman1" fo:font-size="12pt" fo:language="zxx" fo:country="none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margin-top="0cm" fo:margin-bottom="0.212cm" fo:line-height="100%" style:text-autospace="none"/>
    </style:style>
    <style:style style:name="T1" style:family="text">
      <style:text-properties fo:font-size="14pt" fo:language="zxx" fo:country="none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Arial1" fo:font-size="14pt" fo:language="zxx" fo:country="none" fo:font-style="italic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T3" style:family="text">
      <style:text-properties style:use-window-font-color="true" style:font-name="Times New Roman1" fo:font-size="12pt" fo:language="zxx" fo:country="non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untes</text:h>
      <text:h text:style-name="Heading_20_2" text:outline-level="2"><text:span text:style-name="T1">Clase 1 </text:span><text:span text:style-name="T2">– 20-08</text:span></text:h>
      <text:p text:style-name="P2">los patrones de diseño</text:p>
      <text:p text:style-name="P2">patrones de diseño gang of four eric gamma</text:p>
      <text:p text:style-name="P2">-patrones de arquitectura de aplicaciones</text:p>
      <text:p text:style-name="P2">-rmi (remote invocation method)</text:p>
      <text:p text:style-name="P2">-hilos,generics,jpa,collections,reflection,javaswing,javafx,</text:p>
      <text:p text:style-name="P2">streams//lambdas, unit test (junit) </text:p>
      <text:p text:style-name="P1"/>
      <text:p text:style-name="P2">herramientas</text:p>
      <text:p text:style-name="P2">java jdk</text:p>
      <text:p text:style-name="P1"/>
      <text:p text:style-name="P2">que es un proceso:</text:p>
      <text:p text:style-name="P2"><text:tab/>-memoria</text:p>
      <text:p text:style-name="P2"><text:tab/>-prioridad</text:p>
      <text:p text:style-name="P2"><text:tab/>-identificador</text:p>
      <text:p text:style-name="P1"/>
      <text:p text:style-name="P2">estandar de java de codificacion</text:p>
      <text:p text:style-name="P1"/>
      <text:p text:style-name="P2">atajo</text:p>
      <text:p text:style-name="P2">control espacio</text:p>
      <text:h text:style-name="Heading_20_2" text:outline-level="2">Clase 2 – 22-08</text:h>
      <text:p text:style-name="P2">obligatorio:</text:p>
      <text:p text:style-name="P2"><text:tab/>hacer generala</text:p>
      <text:p text:style-name="P2"><text:tab/>interfaz grafia java swing</text:p>
      <text:p text:style-name="P1"/>
      <text:p text:style-name="P2">Patrones de diseño</text:p>
      <text:h text:style-name="Heading_20_3" text:outline-level="3"><text:soft-page-break/>-command </text:h>
      <text:h text:style-name="Heading_20_3" text:outline-level="3">-observer *</text:h>
      <text:h text:style-name="Heading_20_3" text:outline-level="3">-template *</text:h>
      <text:h text:style-name="Heading_20_3" text:outline-level="3">-strategy *</text:h>
      <text:h text:style-name="Heading_20_3" text:outline-level="3">-factory *</text:h>
      <text:h text:style-name="Heading_20_3" text:outline-level="3">-proxy</text:h>
      <text:h text:style-name="Heading_20_3" text:outline-level="3">-prototype</text:h>
      <text:h text:style-name="Heading_20_3" text:outline-level="3">-adapter</text:h>
      <text:h text:style-name="Heading_20_3" text:outline-level="3">-composite</text:h>
      <text:h text:style-name="Heading_20_3" text:outline-level="3">-chain of responsability</text:h>
      <text:p text:style-name="P1"/>
      <text:p text:style-name="P3"><text:a xlink:type="simple" xlink:href="https://unpocodejava.com/2013/01/02/un-poco-de-patrones-de-diseno-gof-gang-of-four/" text:style-name="Internet_20_link" text:visited-style-name="Visited_20_Internet_20_Link"><text:span text:style-name="T3">https://unpocodejava.com/2013/01/02/un-poco-de-patrones-de-diseno-gof-gang-of-four/</text:span></text:a></text:p>
      <text:p text:style-name="P1"/>
      <text:p text:style-name="P2">alt shift r</text:p>
      <text:p text:style-name="P1"/>
      <text:p text:style-name="P1"/>
      <text:p text:style-name="P2">Clase 12-9</text:p>
      <text:p text:style-name="P1"/>
      <text:p text:style-name="P2">que cosas no van obligadas al obligatorio:</text:p>
      <text:p text:style-name="P2"><text:tab/>*fichas reales no</text:p>
      <text:p text:style-name="P2"><text:tab/>*fichas diarias virtuales no</text:p>
      <text:p text:style-name="P2"><text:tab/>*un solo ranking</text:p>
      <text:p text:style-name="P1"/>
      <text:p text:style-name="P2">requerimientos no funcionales:</text:p>
      <text:p text:style-name="P2">java, rmi comunicacion por red, base de datos relacionales con soporte multiplataforma, UI desktop multiplataforma, JPA, Log de erroes en el servidor, codigo debre estar documentado en formato estandar.</text:p>
      <text:p text:style-name="Standard"/>
      <text:h text:style-name="Heading_20_3" text:outline-level="3">Clase 17-09</text:h>
      <text:p text:style-name="Text_20_body"/>
      <text:p text:style-name="Text_20_body"><text:soft-page-break/></text:p>
      <text:p text:style-name="Text_20_body">Para parcial describa dos o 3 patrones de grasp y ejemplo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Aguirre de Leon</meta:initial-creator>
    <meta:creation-date>2018-09-17T19:45:02.38</meta:creation-date>
    <dc:date>2018-10-17T21:26:56.38</dc:date>
    <dc:creator>Mauro Aguirre de Leon</dc:creator>
    <meta:editing-duration>PT1H1M2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3" meta:paragraph-count="43" meta:word-count="147" meta:character-count="1087"/>
  </office:meta>
</office:document-meta>
</file>